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AA0000028EF2F1C883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style:text-underline-style="none" style:font-size-asian="12pt" style:font-size-complex="12pt"/>
    </style:style>
    <style:style style:name="T3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style:font-name="Courier New" fo:font-size="11pt" style:font-size-asian="11pt" style:font-size-complex="11pt"/>
    </style:style>
    <style:style style:name="T5" style:family="text">
      <style:text-properties style:font-name="Courier New" fo:font-size="10.5pt" style:font-size-asian="10.5pt" style:font-size-complex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mage upload filter bypass</text:p>
      <text:p text:style-name="P1"/>
      <text:p text:style-name="P3">EXPLICATIONS</text:p>
      <text:p text:style-name="P1"/>
      <text:p text:style-name="P1">Comme relevé en phase d'énumération (voir ENUMERATION – partie 5), une page de l'application permet d'uploader des images. Comme également relevé lors de l'énumération, il semble que l'on ne puisse uploader que des fichiers de type <text:span text:style-name="T1">JPG / JPEG</text:span>. Un filtre doit exister qui empêche l'upload d'autres types de fichiers. On cherche de notre côté à upload un fichier <text:span text:style-name="T1">PHP </text:span>contenant une reverse shell.</text:p>
      <text:p text:style-name="P1"/>
      <text:p text:style-name="P1">En fonction du filtre (extensions de fichier, Content-Type...), il existe pas mal de techniques d'évasion (<text:a xlink:type="simple" xlink:href="https://book.hacktricks.xyz/pentesting-web/file-upload" text:style-name="Internet_20_link" text:visited-style-name="Visited_20_Internet_20_Link">voir ici</text:a>). Dans notre cas, la première technique qu'on a tenté s'est avéré être la bonne.</text:p>
      <text:p text:style-name="P1"/>
      <text:p text:style-name="P1">On a intercepté la requête, et on a modifié <text:span text:style-name="T2">le </text:span><text:span text:style-name="T3">Content-Type</text:span><text:span text:style-name="T2"> de la partie du corps de la requête relative aux données de formulaire :</text:span></text:p>
      <text:p text:style-name="P2"/>
      <text:p text:style-name="P2"><draw:frame draw:style-name="fr1" draw:name="images20" text:anchor-type="paragraph" svg:width="16.999cm" svg:height="9.324cm" draw:z-index="0"><draw:image xlink:href="Pictures/2000000700004AA0000028EF2F1C883A.svm" xlink:type="simple" xlink:show="embed" xlink:actuate="onLoad"/></draw:frame></text:p>
      <text:p text:style-name="P2">On a simplement changé <text:span text:style-name="T4">application/x-php</text:span> en <text:span text:style-name="T4">image/jpeg</text:span>, et l'application nous retourne un <text:span text:style-name="T1">flag</text:span>.</text:p>
      <text:p text:style-name="P1"/>
      <text:p text:style-name="P2">Remarquons que le fichier semble avoir bien été uploadé au path <text:span text:style-name="T4">/tmp/alpasta.php</text:span>. On aurait pu trigger notre reverse shell si la LFI découverte plus haut fonctionnait vraiment, ce qui ne semble pas être le cas (<text:span text:style-name="T5">../../../../../../../../../../tmp/alpasta.php</text:span> ne fonctionne pas).</text:p>
      <text:p text:style-name="P1"/>
      <text:p text:style-name="P1"/>
      <text:p text:style-name="P3">RESSOURCES</text:p>
      <text:p text:style-name="P1"/>
      <text:p text:style-name="P1">Un script <text:span text:style-name="T1">bash </text:span>permet d'envoyer la requête modifiée brute au serveur pour démontrer l'obtention du flag. Attention à bien changer l'URL dans le script <text:span text:style-name="T1">sh</text:span>, et dans <text:span text:style-name="T1">raw request</text:span>.</text:p>
      <text:p text:style-name="P1"/>
      <text:p text:style-name="P1"/>
      <text:p text:style-name="P1"/>
      <text:p text:style-name="P3">MITIGATION</text:p>
      <text:p text:style-name="P1"><text:soft-page-break/></text:p>
      <text:p text:style-name="P1">Les recommandations d'OWASP devraient être suivies lorsqu'on implémente un filtre pour les upload de fichiers :</text:p>
      <text:p text:style-name="P1"/>
      <text:p text:style-name="P3">In short, the following principles should be followed to reach a secure file upload implementation:</text:p>
      <text:p text:style-name="P3"/>
      <text:p text:style-name="P3">&gt; List allowed extensions. Only allow safe and critical extensions for business functionality</text:p>
      <text:p text:style-name="P3"><text:tab/>&gt; Ensure that input validation is applied before validating the extensions.</text:p>
      <text:p text:style-name="P3">&gt; Validate the file type, don't trust the Content-Type header as it can be spoofed</text:p>
      <text:p text:style-name="P3">&gt; Change the filename to something generated by the application</text:p>
      <text:p text:style-name="P3">&gt; Set a filename length limit. Restrict the allowed characters if possible</text:p>
      <text:p text:style-name="P3">&gt; Set a file size limit</text:p>
      <text:p text:style-name="P3">&gt; Only allow authorized users to upload files</text:p>
      <text:p text:style-name="P3">&gt; Store the files on a different server. If that's not possible, store them outside of the webroot</text:p>
      <text:p text:style-name="P3"><text:tab/>&gt;In the case of public access to the files, use a handler that gets mapped to filenames inside <text:tab/>the application (someid -&gt; file.ext)</text:p>
      <text:p text:style-name="P3">&gt; Run the file through an antivirus or a sandbox if available to validate that it doesn't contain malicious data</text:p>
      <text:p text:style-name="P3">&gt; Ensure that any libraries used are securely configured and kept up to date</text:p>
      <text:p text:style-name="P3">&gt; Protect the file upload from CSRF attack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31S</meta:editing-duration>
    <meta:editing-cycles>7</meta:editing-cycles>
    <meta:generator>OpenOffice/4.1.5$Win32 OpenOffice.org_project/415m1$Build-9789</meta:generator>
    <dc:date>2021-11-03T13:12:36.02</dc:date>
    <meta:document-statistic meta:table-count="0" meta:image-count="1" meta:object-count="0" meta:page-count="2" meta:paragraph-count="24" meta:word-count="397" meta:character-count="2453"/>
    <meta:user-defined meta:name="Info 1"/>
    <meta:user-defined meta:name="Info 2"/>
    <meta:user-defined meta:name="Info 3"/>
    <meta:user-defined meta:name="Info 4"/>
  </office:meta>
</office:document-meta>
</file>